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Aihe:</text:span> Coulomb-Biljardi-nettipeli</text:p>
      <text:p text:style-name="Text_20_body">Tehdään nettipeli jonka avulla käyttäjä voi opetella Coulombin lakia hauskan pelin muodossa.<text:line-break/>Peli on modifioitu biljardin kasipallo (<text:a xlink:type="simple" xlink:href="http://en.wikipedia.org/wiki/Eight-ball">http://en.wikipedia.org/wiki/Eight-ball</text:a>). Tavallisen ”hard-core” potentiaalin lisäksi pallot vuorovaikuttavat sähköisesti. Toisella pelaajalla on positiivisesti varautuneet pallot (siniset, kokoväristen asemasta) ja toisella negatiivisesti varautuneet pallot (punaiset, raitapallojen asemasta). Pelistä on kaksi versiota: a) harjoituspeli jota pelataan yksin, tavoitteena käyttää mahdollisimman vähän lyöntejä b) normi-kahden pelaajan kasipallo, normi 8-pallon säännöt.<text:line-break/></text:p>
      <text:p text:style-name="Text_20_body"><text:span text:style-name="Strong_20_Emphasis">Käyttäjät:</text:span> Opiskelijat ympäri maailmaa</text:p>
      <text:p text:style-name="Text_20_body"><text:span text:style-name="Strong_20_Emphasis">Kaikkien käyttäjien toiminnot:</text:span></text:p>
      <text:list xml:id="list1331390085" text:style-name="L1">
        <text:list-item>
          <text:p text:style-name="P2">Valitaan pelityyppi (yksin/kaksin peli)</text:p>
        </text:list-item>
        <text:list-item>
          <text:p text:style-name="P2">pelin pelaaminen, tavoitteena saada omat/kaikki pallot pusseihin mahdollisimman vähillä lyönneillä </text:p>
        </text:list-item>
        <text:list-item>
          <text:p text:style-name="P2">lopputuloksen ilmoittaminen pelaajalle/pelaajille</text:p>
          <text:p text:style-name="P1"/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Markus Kaukonen, Joululabra 2013, AIHEEN KUVAU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a </meta:initial-creator>
    <meta:creation-date>2013-12-16T21:34:18</meta:creation-date>
    <dc:date>2014-01-04T07:42:35</dc:date>
    <dc:creator>mka </dc:creator>
    <meta:editing-duration>PT22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8" meta:word-count="101" meta:character-count="940" meta:non-whitespace-character-count="940"/>
  </office:meta>
</office:document-meta>
</file>